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o stretchy="false">ψ</mo>
          </mrow>
          <mo stretchy="false">∣</mo>
          <mrow>
            <mi>A</mi>
          </mrow>
          <mo stretchy="false">∣</mo>
          <mrow>
            <mo stretchy="false">ψ</mo>
          </mrow>
        </mrow>
      </mfenced>
      <mrow>
        <mi/>
        <mo stretchy="false">=</mo>
        <mi/>
      </mrow>
      <mrow>
        <munder>
          <mo stretchy="false">∑</mo>
          <mi>i</mi>
        </munder>
        <mi/>
      </mrow>
      <mfenced open="〈" close="〉">
        <mrow>
          <mrow>
            <msub>
              <mi>a</mi>
              <mi>i</mi>
            </msub>
          </mrow>
          <mo stretchy="false">∣</mo>
          <mrow>
            <mo stretchy="false">ψ</mo>
          </mrow>
        </mrow>
      </mfenced>
      <mfenced open="〈" close="〉">
        <mrow>
          <mrow>
            <mo stretchy="false">ψ</mo>
          </mrow>
          <mo stretchy="false">∣</mo>
          <mrow>
            <mi>A</mi>
          </mrow>
          <mo stretchy="false">∣</mo>
          <mrow>
            <msub>
              <mi>a</mi>
              <mi>i</mi>
            </msub>
          </mrow>
        </mrow>
      </mfenced>
      <mrow>
        <mi/>
        <mo stretchy="false">=</mo>
        <mi/>
      </mrow>
      <mtext>Sp</mtext>
      <mfenced open="(" close=")">
        <mrow>
          <mi>P</mi>
          <mrow>
            <mo stretchy="false">(</mo>
            <mrow>
              <mo stretchy="false">ψ</mo>
            </mrow>
            <mo stretchy="false">)</mo>
          </mrow>
          <mi>A</mi>
        </mrow>
      </mfenced>
    </mrow>
    <annotation encoding="StarMath 5.0">left langle %ipsi mline A mline %ipsi right rangle `=` sum from i `
left langle a_i mline %ipsi right rangle 
left langle %ipsi mline A mline a_i right rangle 
`=` "Sp" left ( P(%ipsi) A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03:33:51.561000000</meta:creation-date>
    <meta:generator>LibreOffice/4.1.4.2$Windows_x86 LibreOffice_project/0a0440ccc0227ad9829de5f46be37cfb6edcf72</meta:generator>
  </office:meta>
</office:document-meta>
</file>